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4caf50"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loext:graphic-properties draw:fill="solid" draw:fill-color="#4caf50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5" style:family="paragraph">
      <loext:graphic-properties draw:fill-color="#ffffff"/>
      <style:text-properties fo:font-size="14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normal" style:font-weight-asian="normal" style:font-weight-complex="normal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Homework</text:p>
          </draw:text-box>
        </draw:frame>
        <draw:frame presentation:style-name="True_25_20Blue_25_20Presentation-subtitle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NYT A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mework Sched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ee <text:span text:style-name="T5">Homework </text:span>tab in <text:span text:style-name="T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eek Terminology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This week = current course week (starts with lecture)</text:p>
              </text:list-item>
              <text:list-item>
                <text:p>Last week = the course week before this week</text:p>
              </text:list-item>
              <text:list-item>
                <text:p>Next week = the course week after this week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Submit this week’s homework as PDF to course management system</text:p>
                <text:list>
                  <text:list-item>
                    <text:p>Submission should not be anonymous</text:p>
                    <text:list>
                      <text:list-item>
                        <text:p>Name files lastname-firstname-cwxy.pdf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ength of submission depends on type of home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ssion closes right before class (submit by the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quired Reading (Type of Homework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Prepare assigned reading for discussion in class</text:p>
                <text:list>
                  <text:list-item>
                    <text:p>Perform a structured analysis as done for ho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Ad-hoc Summary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d-hoc summary</text:p>
                <text:list>
                  <text:list-item>
                    <text:p>A summary of an article as you see fit</text:p>
                  </text:list-item>
                  <text:list-item>
                    <text:p>Up to one page of text for one summ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Structured Analysis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tructured analysis</text:p>
                <text:list>
                  <text:list-item>
                    <text:p>A structured analysis of an article using our “how to summarize” approach</text:p>
                  </text:list-item>
                  <text:list-item>
                    <text:p>See <text:span text:style-name="T5">Student Materials </text:span>tab at <text:a xlink:href="https://oss.cs.fau.de/oss-nyt-course" xlink:type="simple">https://oss.cs.fau.de/oss-nyt-course</text:a><text:s/></text:p>
                  </text:list-item>
                  <text:list-item>
                    <text:p>Up to five pages of structured bullet li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ritten Summary (Type of Homework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Written summary</text:p>
                <text:list>
                  <text:list-item>
                    <text:p>A summary of an article based on a structured analysis</text:p>
                  </text:list-item>
                  <text:list-item>
                    <text:p>See <text:span text:style-name="T5">Student Materials </text:span>tab at <text:a xlink:href="https://oss.cs.fau.de/oss-nyt-course" xlink:type="simple">https://oss.cs.fau.de/oss-nyt-course</text:a><text:s/></text:p>
                  </text:list-item>
                  <text:list-item>
                    <text:p>Up to one page of prose</text:p>
                  </text:list-item>
                  <text:list-item>
                    <text:p>Should follow out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search Method Application (Type of Homework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search method application</text:p>
                <text:list>
                  <text:list-item>
                    <text:p>The results of a method exercise</text:p>
                  </text:list-item>
                  <text:list-item>
                    <text:p>Types of methods may vary by semester</text:p>
                  </text:list-item>
                  <text:list-item>
                    <text:p>Instructions will be provided in class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Research Article Review (Type of Homework)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Research article review</text:p>
                <text:list>
                  <text:list-item>
                    <text:p>A scientific review (content analysis + recommendation) of an article</text:p>
                  </text:list-item>
                  <text:list-item>
                    <text:p>See <text:span text:style-name="T5">Student Materials </text:span>tab in <text:span text:style-name="T5">Course Organization </text:span>doc</text:p>
                  </text:list-item>
                  <text:list-item>
                    <text:p>Up to one page of pr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7"><text:a xlink:href="mailto:dirk.riehle@fau.de" xlink:type="simple">dirk.riehle@fau.de</text:a></text:span><text:span text:style-name="T7"><text:s/>– </text:span><text:span text:style-name="T7"><text:a xlink:href="http://osr.cs.fau.de/" xlink:type="simple">http://osr.cs.fau.de</text:a></text:span></text:p>
            <text:p><text:span text:style-name="T8"><text:a xlink:href="mailto:dirk@riehle.org" xlink:type="simple">dirk@riehle.org</text:a></text:span><text:span text:style-name="T8"><text:s/>– </text:span><text:span text:style-name="T8"><text:a xlink:href="http://dirkriehle.com/" xlink:type="simple">http://dirkriehle.com</text:a></text:span><text:span text:style-name="T8"><text:s/>– </text:span><text:span text:style-name="T8"><text:a xlink:href="http://twitter.com/dirkriehle" xlink:type="simple">@dirkriehle</text:a></text:span></text:p>
            <text:p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9"><text:s/></text:span></text:p>
            </draw:text-box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5T20:58:43.385260672</meta:creation-date>
    <meta:editing-duration>PT1H18M</meta:editing-duration>
    <meta:editing-cycles>11</meta:editing-cycles>
    <meta:generator>LibreOffice/6.0.7.3$Linux_X86_64 LibreOffice_project/00m0$Build-3</meta:generator>
    <dc:date>2020-11-04T19:07:59.421573310</dc:date>
    <meta:document-statistic meta:object-count="110"/>
  </office:meta>
</office:document-meta>
</file>